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400000042337D8BE618775E9A.png" manifest:media-type="image/png"/>
  <manifest:file-entry manifest:full-path="Pictures/10000E5400000707000006D216741E64C7875B85.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IN Alternate Bold" svg:font-family="'DIN Alternate Bold'"/>
    <style:font-face style:name="Iowan Old Style Roman" svg:font-family="'Iowan Old Style Roma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Базовый_5f_1">
      <style:graphic-properties draw:stroke="solid" draw:stroke-dash="Long_20_Dash" svg:stroke-width="0.053cm" svg:stroke-color="#729fcf" draw:marker-start-width="0.279cm" draw:marker-end-width="0.279cm" draw:fill="solid" draw:fill-color="#aadcf7" draw:opacity="50%" draw:textarea-horizontal-align="justify" draw:textarea-vertical-align="middle" draw:auto-grow-height="false" fo:min-height="8.795cm" fo:min-width="14.26cm" fo:padding-top="0.151cm" fo:padding-bottom="0.151cm" fo:padding-left="0.276cm" fo:padding-right="0.276cm"/>
    </style:style>
    <style:style style:name="gr2" style:family="graphic" style:parent-style-name="Базовый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3" style:family="graphic" style:parent-style-name="Базовый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 style:family="graphic" style:parent-style-name="Базовый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5"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6"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7" style:family="graphic" style:parent-style-name="Базовый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8"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9"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0" style:family="graphic" style:parent-style-name="Базовый_5f_1">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1" style:family="graphic" style:parent-style-name="Базовый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2" style:family="graphic" style:parent-style-name="Базовый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3"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4"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5"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6" style:family="graphic" style:parent-style-name="Базовый_5f_1">
      <style:graphic-properties draw:stroke="solid" svg:stroke-width="0.106cm" svg:stroke-color="#be1818" draw:marker-start="" draw:marker-start-width="0.318cm" draw:marker-start-center="false" draw:marker-end="Стили_20_стрелок_20_19"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8"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9"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Базовый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21" style:family="graphic" style:parent-style-name="Базовый_5f_1" style:list-style-name="L1">
      <style:graphic-properties svg:stroke-width="0.053cm" svg:stroke-color="#ffffff" draw:marker-start-width="1.146cm" draw:marker-end-width="0.536cm" draw:fill-color="#326ce5" draw:textarea-vertical-align="middle" fo:padding-top="0.151cm" fo:padding-bottom="0.151cm" fo:padding-left="0.276cm" fo:padding-right="0.276cm"/>
      <style:paragraph-properties style:writing-mode="lr-tb"/>
    </style:style>
    <style:style style:name="gr22" style:family="graphic">
      <style:graphic-properties style:protect="size"/>
    </style:style>
    <style:style style:name="gr23" style:family="graphic" style:parent-style-name="Базовый_5f_1">
      <style:graphic-properties draw:stroke="solid" draw:stroke-dash="Long_20_Dash" svg:stroke-width="0.053cm" svg:stroke-color="#729fcf" draw:marker-start-width="0.279cm" draw:marker-end-width="0.279cm" draw:fill="solid" draw:fill-color="#aadcf7" draw:opacity="50%" draw:textarea-horizontal-align="justify" draw:textarea-vertical-align="middle" draw:auto-grow-height="false" fo:min-height="5.42cm" fo:min-width="14.42cm" fo:padding-top="0.151cm" fo:padding-bottom="0.151cm" fo:padding-left="0.276cm" fo:padding-right="0.276cm"/>
    </style:style>
    <style:style style:name="gr24"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5"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6"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7"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8"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9"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0"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1"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2"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pr1" style:family="presentation" style:parent-style-name="Обычный-notes">
      <style:graphic-properties draw:fill-color="#ffffff" fo:min-height="12.572cm"/>
      <style:paragraph-properties style:writing-mode="lr-tb"/>
    </style:style>
    <style:style style:name="pr2" style:family="presentation" style:parent-style-name="Blank-notes">
      <style:graphic-properties draw:fill-color="#ffffff" fo:min-height="12.572cm"/>
      <style:paragraph-properties style:writing-mode="lr-tb"/>
    </style:style>
    <style:style style:name="P1" style:family="paragraph">
      <loext:graphic-properties draw:fill="solid" draw:fill-color="#aadcf7" draw:opacity="50%"/>
      <style:paragraph-properties fo:text-align="center"/>
    </style:style>
    <style:style style:name="P2" style:family="paragraph">
      <loext:graphic-properties draw:fill="solid" draw:fill-color="#326ce5"/>
      <style:paragraph-properties fo:text-align="center" style:font-independent-line-spacing="true"/>
      <style:text-properties fo:font-size="36pt"/>
    </style:style>
    <style:style style:name="P3"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fo:font-size="11pt" fo:font-weight="bold" style:font-size-asian="11pt" style:font-weight-asian="bold" style:font-size-complex="11pt" style:font-weight-complex="bold" fo:hyphenate="false"/>
    </style:style>
    <style:style style:name="P4"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fo:font-size="11pt" fo:font-weight="bold" style:font-size-asian="11pt" style:font-weight-asian="bold" style:font-size-complex="11pt" style:font-weight-complex="bold" fo:hyphenate="false"/>
    </style:style>
    <style:style style:name="P5" style:family="paragraph">
      <loext:graphic-properties draw:fill="none"/>
      <style:paragraph-properties fo:text-align="center" style:font-independent-line-spacing="true"/>
      <style:text-properties fo:font-size="36pt"/>
    </style:style>
    <style:style style:name="P6"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fo:font-size="36pt" fo:hyphenate="false"/>
    </style:style>
    <style:style style:name="P7"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36pt" fo:hyphenate="false"/>
    </style:style>
    <style:style style:name="P8" style:family="paragraph">
      <loext:graphic-properties draw:fill="none"/>
      <style:paragraph-properties fo:text-align="center"/>
    </style:style>
    <style:style style:name="P9" style:family="paragraph">
      <style:paragraph-properties fo:text-align="center" style:writing-mode="lr-tb"/>
      <style:text-properties fo:color="#ffffff" loext:opacity="100%" fo:font-size="20pt" fo:font-weight="bold" style:font-size-asian="20pt" style:font-weight-asian="bold" style:font-size-complex="20pt" style:font-weight-complex="bold"/>
    </style:style>
    <style:style style:name="P10" style:family="paragraph">
      <loext:graphic-properties draw:fill="solid" draw:fill-color="#326ce5" draw:opacity="100%"/>
      <style:paragraph-properties fo:text-align="center" style:writing-mode="lr-tb"/>
      <style:text-properties fo:color="#ffffff" loext:opacity="100%" fo:font-size="20pt" fo:font-weight="bold" style:font-size-asian="20pt" style:font-weight-asian="bold" style:font-size-complex="20pt" style:font-weight-complex="bold"/>
    </style:style>
    <style:style style:name="P1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hyphenate="false"/>
    </style:style>
    <style:style style:name="P12" style:family="paragraph">
      <loext:graphic-properties draw:fill-color="#326ce5"/>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hyphenate="false"/>
    </style:style>
    <style:style style:name="P13" style:family="paragraph">
      <loext:graphic-properties draw:fill-color="#ffffff"/>
    </style:style>
    <style:style style:name="P14" style:family="paragraph">
      <loext:graphic-properties draw:fill-color="#ffffff"/>
      <style:paragraph-properties style:writing-mode="lr-tb"/>
      <style:text-properties fo:font-size="20pt"/>
    </style:style>
    <style:style style:name="T1" style:family="text">
      <style:text-properties fo:font-variant="normal" fo:text-transform="none" fo:color="#ffffff" loext:opacity="100%" style:text-line-through-style="none" style:text-line-through-type="none" style:text-position="0% 100%" style:font-name="DIN Alternate Bold" fo:font-size="11pt" fo:letter-spacing="0.005cm" fo:font-style="normal" style:text-underline-style="none" fo:font-weight="bold" style:font-name-asian="DIN Alternate Bold" style:font-size-asian="11pt" style:font-style-asian="normal" style:font-weight-asian="bold" style:font-name-complex="DIN Alternate Bold" style:font-size-complex="11pt" style:font-style-complex="normal" style:font-weight-complex="bold"/>
    </style:style>
    <style:style style:name="T2" style:family="text">
      <style:text-properties fo:font-variant="normal" fo:text-transform="none" fo:color="#092257" loext:opacity="100%" style:text-line-through-style="none" style:text-line-through-type="none" style:text-position="0% 100%" style:font-name="DIN Alternate Bold" fo:font-size="13pt" fo:letter-spacing="0.005cm" fo:font-style="normal" style:text-underline-style="none" fo:font-weight="normal" style:font-name-asian="DIN Alternate Bold" style:font-size-asian="13pt" style:font-style-asian="normal" style:font-weight-asian="normal" style:font-name-complex="DIN Alternate Bold" style:font-size-complex="13pt" style:font-style-complex="normal" style:font-weight-complex="normal"/>
    </style:style>
    <style:style style:name="T3" style:family="text">
      <style:text-properties fo:color="#ffffff" loext:opacity="100%" fo:font-size="20pt" fo:font-weight="bold" style:font-size-asian="20pt" style:font-weight-asian="bold" style:font-size-complex="20pt" style:font-weight-complex="bold"/>
    </style:style>
    <style:style style:name="T4" style:family="text">
      <style:text-properties fo:font-variant="normal" fo:text-transform="none" fo:color="#ffffff" loext:opacity="100%" style:text-line-through-style="none" style:text-line-through-type="none" style:text-position="0% 100%" style:font-name="DIN Alternate Bold" fo:font-size="15pt" fo:letter-spacing="normal" fo:font-style="normal" style:text-underline-style="none" fo:font-weight="bold" style:font-name-asian="DIN Alternate Bold" style:font-size-asian="15pt" style:font-style-asian="normal" style:font-weight-asian="bold" style:font-name-complex="DIN Alternate Bold" style:font-size-complex="15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custom-shape draw:style-name="gr1" draw:text-style-name="P1" draw:layer="layout" svg:width="15.24cm" svg:height="9.525cm" svg:x="6.985cm" svg:y="4.445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6" draw:style-name="gr2" draw:text-style-name="P2" draw:layer="layout" svg:width="2.664cm" svg:height="3.88cm" svg:x="8.825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2" draw:style-name="gr3" draw:text-style-name="P4" draw:layer="layout" svg:width="2.31cm" svg:height="0.749cm" svg:x="9.001cm" svg:y="9.525cm">
          <text:p text:style-name="P3"><text:span text:style-name="T1">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5" draw:style-name="gr2" draw:text-style-name="P2" draw:layer="layout" svg:width="2.664cm" svg:height="3.88cm" svg:x="17.816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2" draw:style-name="gr3" draw:text-style-name="P4" draw:layer="layout" svg:width="2.31cm" svg:height="0.749cm" svg:x="17.993cm" svg:y="9.525cm">
          <text:p text:style-name="P3"><text:span text:style-name="T1">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7" draw:style-name="gr2" draw:text-style-name="P2" draw:layer="layout" svg:width="2.664cm" svg:height="3.88cm" svg:x="13.32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2" draw:style-name="gr3" draw:text-style-name="P4" draw:layer="layout" svg:width="2.31cm" svg:height="0.749cm" svg:x="13.497cm" svg:y="9.525cm">
          <text:p text:style-name="P3"><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9">
          <draw:line draw:name="Линия_8" draw:style-name="gr4" draw:text-style-name="P5" draw:layer="layout" svg:x1="10.155cm" svg:y1="6.826cm" svg:x2="10.155cm" svg:y2="9.171cm">
            <text:p/>
          </draw:line>
          <draw:custom-shape draw:name="Read_8" draw:style-name="gr5" draw:text-style-name="P7" draw:layer="layout" svg:width="1.444cm" svg:height="0.832cm" draw:transform="rotate (1.5707963267949) translate (9.424cm 8.721cm)">
            <text:p text:style-name="P6"><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7" draw:style-name="gr6" draw:text-style-name="P7" draw:layer="layout" svg:width="0.737cm" svg:height="0.832cm" draw:transform="rotate (-1.5707963267949) translate (10.887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0">
          <draw:line draw:name="Линия_12" draw:style-name="gr7" draw:text-style-name="P5" draw:layer="layout" svg:x1="19.149cm" svg:y1="6.826cm" svg:x2="19.149cm" svg:y2="9.171cm">
            <text:p/>
          </draw:line>
          <draw:custom-shape draw:name="Read_12" draw:style-name="gr8" draw:text-style-name="P7" draw:layer="layout" svg:width="1.444cm" svg:height="0.832cm" draw:transform="rotate (1.5707963267949) translate (18.418cm 8.721cm)">
            <text:p text:style-name="P6"><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0" draw:style-name="gr9" draw:text-style-name="P7" draw:layer="layout" svg:width="0.737cm" svg:height="0.832cm" draw:transform="rotate (-1.5707963267949) translate (19.882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1">
          <draw:line draw:name="Линия_13" draw:style-name="gr10" draw:text-style-name="P5" draw:layer="layout" svg:x1="14.621cm" svg:y1="3.344cm" svg:x2="14.621cm" svg:y2="5.689cm">
            <text:p/>
          </draw:line>
          <draw:custom-shape draw:name="Read_13" draw:style-name="gr11" draw:text-style-name="P7" draw:layer="layout" svg:width="1.444cm" svg:height="0.832cm" draw:transform="rotate (1.5707963267949) translate (13.889cm 5.239cm)">
            <text:p text:style-name="P6"><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1" draw:style-name="gr12" draw:text-style-name="P7" draw:layer="layout" svg:width="1.505cm" svg:height="0.832cm" draw:transform="rotate (-1.5707963267949) translate (15.353cm 3.765cm)">
            <text:p text:style-name="P6"><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2">
          <draw:line draw:name="Линия_14" draw:style-name="gr4" draw:text-style-name="P5" draw:layer="layout" svg:x1="11.489cm" svg:y1="11.565cm" svg:x2="13.156cm" svg:y2="11.172cm">
            <text:p/>
          </draw:line>
          <draw:custom-shape draw:name="Read_14" draw:style-name="gr13" draw:text-style-name="P7" draw:layer="layout" svg:width="1.504cm" svg:height="0.832cm" draw:transform="rotate (0.245742358680802) translate (11.505cm 10.701cm)">
            <text:p text:style-name="P6"><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2" draw:style-name="gr14" draw:text-style-name="P7" draw:layer="layout" svg:width="0.737cm" svg:height="0.832cm" draw:transform="rotate (-1.5707963267949) translate (13.888cm 9.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15" draw:style-name="gr4" draw:text-style-name="P5" draw:layer="layout" svg:x1="17.762cm" svg:y1="11.581cm" svg:x2="16.095cm" svg:y2="11.188cm">
            <text:p/>
          </draw:line>
          <draw:custom-shape draw:name="Read_15" draw:style-name="gr15" draw:text-style-name="P7" draw:layer="layout" svg:width="1.504cm" svg:height="0.832cm" draw:transform="rotate (-0.239459173373622) translate (16.303cm 10.339cm)">
            <text:p text:style-name="P6"><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3">
          <draw:line draw:name="Линия_16" draw:style-name="gr16" draw:text-style-name="P5" draw:layer="layout" svg:x1="14.556cm" svg:y1="6.827cm" svg:x2="14.556cm" svg:y2="9.172cm">
            <text:p/>
          </draw:line>
          <draw:custom-shape draw:name="Read_16" draw:style-name="gr17" draw:text-style-name="P7" draw:layer="layout" svg:width="1.505cm" svg:height="0.833cm" draw:transform="rotate (1.5707963267949) translate (13.824cm 8.749cm)">
            <text:p text:style-name="P6"><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3" draw:style-name="gr18" draw:text-style-name="P7" draw:layer="layout" svg:width="0.737cm" svg:height="0.832cm" draw:transform="rotate (-1.5707963267949) translate (15.288cm 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9" draw:text-style-name="P8" draw:layer="layout" svg:width="1.33cm" svg:height="1.29cm" svg:x="7.633cm" svg:y="3.821cm">
          <draw:image xlink:href="Pictures/10000E5400000707000006D216741E64C7875B85.svg" xlink:type="simple" xlink:show="embed" xlink:actuate="onLoad" draw:mime-type="image/svg+xml">
            <text:p/>
          </draw:image>
          <draw:image xlink:href="Pictures/100002010000004400000042337D8BE618775E9A.png" xlink:type="simple" xlink:show="embed" xlink:actuate="onLoad" draw:mime-type="image/png"/>
        </draw:frame>
        <draw:custom-shape draw:style-name="gr20" draw:text-style-name="P10" draw:layer="layout" svg:width="11.43cm" svg:height="1.29cm" svg:x="8.895cm" svg:y="1.905cm">
          <text:p text:style-name="P9"><text:span text:style-name="T3">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1" draw:text-style-name="P12" draw:layer="layout" svg:width="12.17cm" svg:height="0.922cm" svg:x="8.525cm" svg:y="5.721cm" svg:viewBox="0 0 12171 923" draw:points="0,923 892,0 11292,0 12171,923">
          <text:p text:style-name="P11"><text:span text:style-name="T4">DB </text:span><text:span text:style-name="T4">Pro</text:span><text:span text:style-name="T4">xy/</text:span><text:span text:style-name="T4">Rou</text:span><text:span text:style-name="T4">ter </text:span><text:span text:style-name="T4">(m</text:span><text:span text:style-name="T4">ong</text:span><text:span text:style-name="T4">os)</text:span></text:p>
        </draw:polygon>
        <presentation:notes draw:style-name="dp2">
          <draw:page-thumbnail draw:style-name="gr22"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3" draw:master-page-name="Blank" presentation:presentation-page-layout-name="AL2T1">
        <draw:custom-shape draw:style-name="gr23" draw:text-style-name="P1" draw:layer="layout" svg:width="15.24cm" svg:height="5.99cm" svg:x="6.985cm" svg:y="6.556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8" draw:style-name="gr2" draw:text-style-name="P2" draw:layer="layout" svg:width="2.664cm" svg:height="3.88cm" svg:x="8.825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3" draw:style-name="gr3" draw:text-style-name="P4" draw:layer="layout" svg:width="2.31cm" svg:height="0.749cm" svg:x="9.001cm" svg:y="8.101cm">
          <text:p text:style-name="P3"><text:span text:style-name="T1">DB </text:span><text:span text:style-name="T1">Pod </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9" draw:style-name="gr2" draw:text-style-name="P2" draw:layer="layout" svg:width="2.664cm" svg:height="3.88cm" svg:x="17.816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3" draw:style-name="gr3" draw:text-style-name="P4" draw:layer="layout" svg:width="2.31cm" svg:height="0.749cm" svg:x="17.993cm" svg:y="8.101cm">
          <text:p text:style-name="P3"><text:span text:style-name="T1">DB </text:span><text:span text:style-name="T1">Pod </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10" draw:style-name="gr2" draw:text-style-name="P2" draw:layer="layout" svg:width="2.664cm" svg:height="3.88cm" svg:x="13.32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3" draw:style-name="gr3" draw:text-style-name="P4" draw:layer="layout" svg:width="2.31cm" svg:height="0.749cm" svg:x="13.497cm" svg:y="8.101cm">
          <text:p text:style-name="P3"><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8" draw:layer="layout" svg:width="1.33cm" svg:height="1.29cm" svg:x="7.633cm" svg:y="5.966cm">
          <draw:image xlink:href="Pictures/10000E5400000707000006D216741E64C7875B85.svg" xlink:type="simple" xlink:show="embed" xlink:actuate="onLoad" draw:mime-type="image/svg+xml">
            <text:p/>
          </draw:image>
          <draw:image xlink:href="Pictures/100002010000004400000042337D8BE618775E9A.png" xlink:type="simple" xlink:show="embed" xlink:actuate="onLoad" draw:mime-type="image/png"/>
        </draw:frame>
        <draw:g draw:name="Группа_14">
          <draw:line draw:name="Линия_17" draw:style-name="gr16" draw:text-style-name="P5" draw:layer="layout" svg:x1="14.574cm" svg:y1="4.912cm" svg:x2="14.574cm" svg:y2="7.748cm">
            <text:p/>
          </draw:line>
          <draw:custom-shape draw:name="Read_17" draw:style-name="gr24" draw:text-style-name="P7" draw:layer="layout" svg:width="1.504cm" svg:height="0.832cm" draw:transform="rotate (1.5707963267949) translate (13.777cm 7.078cm)">
            <text:p text:style-name="P6"><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4" draw:style-name="gr25" draw:text-style-name="P7" draw:layer="layout" svg:width="0.891cm" svg:height="1.006cm" draw:transform="rotate (-1.5707963267949) translate (15.459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5">
          <draw:line draw:name="Линия_18" draw:style-name="gr7" draw:text-style-name="P5" draw:layer="layout" svg:x1="19.204cm" svg:y1="4.912cm" svg:x2="19.204cm" svg:y2="7.747cm">
            <text:p/>
          </draw:line>
          <draw:custom-shape draw:name="Read_18" draw:style-name="gr26" draw:text-style-name="P7" draw:layer="layout" svg:width="1.446cm" svg:height="0.832cm" draw:transform="rotate (1.5707963267949) translate (18.41cm 7.052cm)">
            <text:p text:style-name="P6"><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5" draw:style-name="gr27" draw:text-style-name="P7" draw:layer="layout" svg:width="0.89cm" svg:height="1.007cm" draw:transform="rotate (-1.5707963267949) translate (20.091cm 5.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6">
          <draw:line draw:name="Линия_19" draw:style-name="gr4" draw:text-style-name="P5" draw:layer="layout" svg:x1="10.173cm" svg:y1="4.912cm" svg:x2="10.173cm" svg:y2="7.747cm">
            <text:p/>
          </draw:line>
          <draw:custom-shape draw:name="Read_19" draw:style-name="gr28" draw:text-style-name="P7" draw:layer="layout" svg:width="1.444cm" svg:height="0.832cm" draw:transform="rotate (1.5707963267949) translate (9.376cm 7.052cm)">
            <text:p text:style-name="P6"><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6" draw:style-name="gr29" draw:text-style-name="P7" draw:layer="layout" svg:width="0.891cm" svg:height="1.006cm" draw:transform="rotate (-1.5707963267949) translate (11.058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7">
          <draw:line draw:name="Линия_20" draw:style-name="gr4" draw:text-style-name="P5" draw:layer="layout" svg:x1="11.489cm" svg:y1="10.141cm" svg:x2="13.156cm" svg:y2="9.748cm">
            <text:p/>
          </draw:line>
          <draw:custom-shape draw:name="Read_20" draw:style-name="gr30" draw:text-style-name="P7" draw:layer="layout" svg:width="1.504cm" svg:height="0.832cm" draw:transform="rotate (0.245742358680802) translate (11.505cm 9.277cm)">
            <text:p text:style-name="P6"><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7" draw:style-name="gr31" draw:text-style-name="P7" draw:layer="layout" svg:width="0.737cm" svg:height="0.832cm" draw:transform="rotate (-1.5707963267949) translate (13.888cm 8.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21" draw:style-name="gr4" draw:text-style-name="P5" draw:layer="layout" svg:x1="17.762cm" svg:y1="10.157cm" svg:x2="16.095cm" svg:y2="9.764cm">
            <text:p/>
          </draw:line>
          <draw:custom-shape draw:name="Read_21" draw:style-name="gr32" draw:text-style-name="P7" draw:layer="layout" svg:width="1.504cm" svg:height="0.832cm" draw:transform="rotate (-0.239459173373622) translate (16.303cm 8.915cm)">
            <text:p text:style-name="P6"><text:span text:style-name="T2">Writ</text:span><text:span text:style-name="T2">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0" draw:text-style-name="P10" draw:layer="layout" svg:width="11.43cm" svg:height="1.29cm" svg:x="8.894cm" svg:y="3.468cm">
          <text:p text:style-name="P9"><text:span text:style-name="T3">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draw:page-thumbnail draw:style-name="gr22" draw:layer="layout" svg:width="18.624cm" svg:height="10.476cm" svg:x="1.482cm" svg:y="2.123cm" draw:page-number="2" presentation:class="page"/>
          <draw:frame presentation:style-name="pr2"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IN Alternate Bold" svg:font-family="'DIN Alternate Bold'"/>
    <style:font-face style:name="Iowan Old Style Roman" svg:font-family="'Iowan Old Style Roma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Базовый_5f_1" style:display-name="Базовый_1" style:family="graphic">
      <style:graphic-properties draw:stroke="solid" draw:stroke-dash="Dashed_20__28_var_29__20_1" svg:stroke-width="0cm" svg:stroke-color="#3465a4" draw:marker-start-width="1.067cm" draw:marker-start-center="false" draw:marker-end-width="0.457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 style:display-name="Базов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5c5c5c" loext:opacity="100%" style:text-outline="false" style:text-line-through-style="none" style:text-line-through-type="none" style:text-position="0% 100%" style:font-name="Iowan Old Style Roman" fo:font-family="'Iowan Old Style Roman'" fo:font-size="32pt" fo:letter-spacing="normal" fo:font-style="normal" fo:text-shadow="none" style:text-underline-style="none" fo:font-weight="normal" style:letter-kerning="true" fo:background-color="transparent" style:font-name-asian="Iowan Old Style Roman" style:font-family-asian="'Iowan Old Style Roman'" style:font-size-asian="32pt" style:font-style-asian="normal" style:font-weight-asian="normal" style:font-name-complex="Iowan Old Style Roman" style:font-family-complex="'Iowan Old Style Roman'"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start" fo:text-indent="0cm" style:punctuation-wrap="simple" style:writing-mode="lr-tb"/>
      <style:text-properties fo:font-variant="normal" fo:text-transform="none" fo:color="#5c5c5c" loext:opacity="100%" style:text-line-through-style="none" style:text-line-through-type="none" style:text-position="0% 100%" style:font-name="Iowan Old Style Roman" fo:font-family="'Iowan Old Style Roman'" fo:font-size="32pt" fo:letter-spacing="normal" fo:font-style="normal" style:text-underline-style="none" fo:font-weight="normal" style:font-name-asian="Iowan Old Style Roman" style:font-family-asian="'Iowan Old Style Roman'" style:font-size-asian="32pt" style:font-style-asian="normal" style:font-weight-asian="normal" style:font-name-complex="Iowan Old Style Roman" style:font-family-complex="'Iowan Old Style Roman'" style:font-size-complex="32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start" fo:text-indent="0cm" style:punctuation-wrap="simple" style:writing-mode="lr-tb"/>
      <style:text-properties fo:font-variant="normal" fo:text-transform="none" fo:color="#5c5c5c" loext:opacity="100%" style:text-line-through-style="none" style:text-line-through-type="none" style:text-position="0% 100%" style:font-name="Iowan Old Style Roman" fo:font-family="'Iowan Old Style Roman'" fo:font-size="32pt" fo:letter-spacing="normal" fo:font-style="normal" style:text-underline-style="none" fo:font-weight="normal" style:font-name-asian="Iowan Old Style Roman" style:font-family-asian="'Iowan Old Style Roman'" style:font-size-asian="32pt" style:font-style-asian="normal" style:font-weight-asian="normal" style:font-name-complex="Iowan Old Style Roman" style:font-family-complex="'Iowan Old Style Roman'" style:font-size-complex="32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start" fo:text-indent="0cm" style:punctuation-wrap="simple" style:writing-mode="lr-tb"/>
      <style:text-properties fo:font-variant="normal" fo:text-transform="none" fo:color="#5c5c5c" loext:opacity="100%" style:text-line-through-style="none" style:text-line-through-type="none" style:text-position="0% 100%" style:font-name="Iowan Old Style Roman" fo:font-family="'Iowan Old Style Roman'" fo:font-size="32pt" fo:letter-spacing="normal" fo:font-style="normal" style:text-underline-style="none" fo:font-weight="normal" style:font-name-asian="Iowan Old Style Roman" style:font-family-asian="'Iowan Old Style Roman'" style:font-size-asian="32pt" style:font-style-asian="normal" style:font-weight-asian="normal" style:font-name-complex="Iowan Old Style Roman" style:font-family-complex="'Iowan Old Style Roman'" style:font-size-complex="3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5c5c5c" loext:opacity="100%" style:text-outline="false" style:text-line-through-style="none" style:text-line-through-type="none" style:text-position="0% 100%" style:font-name="Iowan Old Style Roman" fo:font-family="'Iowan Old Style Roman'" fo:font-size="36pt" fo:letter-spacing="normal" fo:font-style="normal" fo:text-shadow="none" style:text-underline-style="none" fo:font-weight="normal" style:letter-kerning="true" fo:background-color="transparent" style:font-name-asian="Iowan Old Style Roman" style:font-family-asian="'Iowan Old Style Roman'" style:font-size-asian="36pt" style:font-style-asian="normal" style:font-weight-asian="normal" style:font-name-complex="Iowan Old Style Roman" style:font-family-complex="'Iowan Old Style Roman'" style:font-size-complex="3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397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Blank-backgroundobjects">
      <style:graphic-properties draw:stroke="none" svg:stroke-width="0.035cm" draw:stroke-linejoin="miter" draw:fill="none" draw:fill-color="#ffffff" draw:textarea-vertical-align="top" draw:auto-grow-height="false" draw:fit-to-size="false" style:shrink-to-fit="false" fo:min-height="15.713cm" fo:padding-top="0.141cm" fo:padding-bottom="0.141cm" fo:padding-left="0.141cm" fo:padding-right="0.141cm" fo:wrap-option="wrap"/>
      <style:paragraph-properties style:writing-mode="lr-tb"/>
    </style:style>
    <style:style style:name="Mpr5" style:family="presentation" style:parent-style-name="Blank-backgroundobjects">
      <style:graphic-properties draw:stroke="none" draw:fill="none" draw:fill-color="#ffffff" draw:auto-grow-height="false" fo:min-height="1.397cm"/>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writing-mode="lr-tb" style:font-independent-line-spacing="true"/>
      <style:text-properties fo:font-size="16pt" style:font-size-asian="14pt" style:font-size-complex="14pt"/>
    </style:style>
    <style:style style:name="MP8" style:family="paragraph">
      <style:paragraph-properties style:writing-mode="lr-tb"/>
      <style:text-properties fo:font-size="14pt" style:font-size-asian="14pt" style:font-size-complex="14pt"/>
    </style:style>
    <style:style style:name="MP9" style:family="paragraph">
      <loext:graphic-properties draw:fill="none" draw:fill-color="#ffffff"/>
      <style:paragraph-properties style:writing-mode="lr-tb"/>
      <style:text-properties fo:font-size="14pt" style:font-size-asian="14pt" style:font-size-complex="14pt"/>
    </style:style>
    <style:style style:name="MP10" style:family="paragraph">
      <style:paragraph-properties fo:text-align="end" style:writing-mode="lr-tb"/>
      <style:text-properties fo:font-size="14pt" style:font-size-asian="14pt" style:font-size-complex="14pt"/>
    </style:style>
    <style:style style:name="MP11"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номер&gt;</text:page-number></text:p>
        </draw:text-box>
      </draw:frame>
    </style:handout-master>
    <style:master-page style:name="Обычный" style:page-layout-name="PM1" draw:style-name="Mdp1">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номер&gt;</text:page-number></text:p>
        </draw:text-box>
      </draw:frame>
      <presentation:notes style:page-layout-name="PM0">
        <draw:page-thumbnail presentation:style-name="Обычный-title" draw:layer="backgroundobjects" svg:width="18.624cm" svg:height="10.476cm" svg:x="1.482cm" svg:y="2.123cm" presentation:class="page"/>
        <draw:frame presentation:style-name="Обычный-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номер&gt;</text:page-number></text:p>
          </draw:text-box>
        </draw:frame>
      </presentation:notes>
    </style:master-page>
    <style:master-page style:name="Blank" style:page-layout-name="PM1" draw:style-name="Mdp2">
      <draw:frame draw:name="Номер слайда" presentation:style-name="Mpr4" draw:text-style-name="MP7" draw:layer="backgroundobjects" svg:width="0.858cm" svg:height="0.952cm" svg:x="33.558cm" svg:y="25.541cm" presentation:class="page-number" presentation:user-transformed="true">
        <draw:text-box>
          <text:p/>
        </draw:text-box>
      </draw:frame>
      <draw:frame presentation:style-name="Blank-title" draw:layer="backgroundobjects" svg:width="32.51cm" svg:height="4.523cm" svg:x="1.806cm" svg:y="1.081cm" presentation:class="title" presentation:placeholder="true">
        <draw:text-box/>
      </draw:frame>
      <draw:frame presentation:style-name="Blank-outline1" draw:layer="backgroundobjects" svg:width="32.51cm" svg:height="15.712cm" svg:x="1.806cm" svg:y="6.339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5" draw:text-style-name="MP9" draw:layer="backgroundobjects" svg:width="9.369cm" svg:height="1.396cm" svg:x="0cm" svg:y="0cm" presentation:class="header">
          <draw:text-box>
            <text:p text:style-name="MP8"><text:span text:style-name="MT1"><presentation:header/></text:span></text:p>
          </draw:text-box>
        </draw:frame>
        <draw:frame presentation:style-name="Mpr5" draw:text-style-name="MP11" draw:layer="backgroundobjects" svg:width="9.369cm" svg:height="1.396cm" svg:x="12.22cm" svg:y="0cm" presentation:class="date-time">
          <draw:text-box>
            <text:p text:style-name="MP10"><text:span text:style-name="MT1"><presentation:date-time/></text:span></text:p>
          </draw:text-box>
        </draw:frame>
        <draw:frame presentation:style-name="Mpr6" draw:text-style-name="MP9" draw:layer="backgroundobjects" svg:width="9.369cm" svg:height="1.396cm" svg:x="0cm" svg:y="26.543cm" presentation:class="footer">
          <draw:text-box>
            <text:p text:style-name="MP8"><text:span text:style-name="MT1"><presentation:footer/></text:span></text:p>
          </draw:text-box>
        </draw:frame>
        <draw:frame presentation:style-name="Mpr6" draw:text-style-name="MP11" draw:layer="backgroundobjects" svg:width="9.369cm" svg:height="1.396cm" svg:x="12.22cm" svg:y="26.543cm" presentation:class="page-number">
          <draw:text-box>
            <text:p text:style-name="MP10"><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1-30T12:04:28.830785534</meta:creation-date>
    <dc:date>2020-11-30T12:06:35.651330178</dc:date>
    <meta:editing-duration>PT2M8S</meta:editing-duration>
    <meta:editing-cycles>2</meta:editing-cycles>
    <meta:generator>LibreOffice/7.0.3.1$Linux_X86_64 LibreOffice_project/00$Build-1</meta:generator>
    <meta:document-statistic meta:object-count="93"/>
  </office:meta>
</office:document-meta>
</file>